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00%"/>
      <style:text-properties style:text-outline="false" style:text-line-through-style="none" style:font-name="Bitstream Charter" fo:font-size="7pt" fo:font-style="normal" fo:text-shadow="none" style:text-underline-style="none" fo:font-weight="normal" style:font-name-asian="Arial Narrow" style:font-size-asian="7pt" style:font-style-asian="normal" style:font-weight-asian="normal" style:font-name-complex="Arial Narrow" style:font-size-complex="7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43"/></text:span><text:span text:style-name="T4">{{{nisn_umber+id_num}}}</text:span></text:p>
            <text:p text:style-name="P4"><text:s text:c="74"/><text:span text:style-name="T9">{{{++limit+providertraining+training+name}}} <text:s text:c="46"/>{{{+graduation_month}}} {{{+graduation_year}}}</text:span></text:p>
            <text:p text:style-name="P8"/>
            <text:p text:style-name="P8"/>
            <text:p text:style-name="P7"/>
            <text:p text:style-name="P10"><text:span text:style-name="T5"><text:s text:c="62"/></text:span><text:span text:style-name="T6"><text:s/>Psychiatry and Psychopharmacology <text:s text:c="57"/></text:span><text:span text:style-name="T7">{{{exam_grade_paper_i+name}}}</text:span></text:p>
            <text:p text:style-name="P9"><text:s text:c="55"/>Psychology, Comm. Mental Health Nursin and Health Service Mgt <text:s text:c="9"/><text:span text:style-name="T8">{{{exam_grade_paper_ii+name}}}</text:span></text:p>
            <text:p text:style-name="P9"><text:s text:c="55"/>Medical Nursing and Primary Health Care <text:s text:c="48"/><text:span text:style-name="T8">{{{exam_grade_paper_iii+name}}}</text:span></text:p>
            <text:p text:style-name="P9"><text:s text:c="55"/>Psychiatric Nursing and Surgical Nursing <text:s text:c="49"/><text:span text:style-name="T8">{{{exam_grade_paper_iv+name}}}</text:span></text:p>
            <text:p text:style-name="P9"><text:s text:c="55"/>Practicals and Oral <text:s text:c="85"/><text:span text:style-name="T8">{{{exam_grade_paper_v+name}}}</text:span></text:p>
            <text:p text:style-name="P6"/>
            <text:p text:style-name="P6"><text:s text:c="114"/><text:span text:style-name="T8"><text:s text:c="2"/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31:51</dc:date>
    <dc:creator>HRIS </dc:creator>
    <meta:editing-duration>PT7H4S</meta:editing-duration>
    <meta:editing-cycles>99</meta:editing-cycles>
    <meta:generator>LibreOffice/3.5$Linux_x86 LibreOffice_project/350m1$Build-2</meta:generator>
    <meta:document-statistic meta:table-count="1" meta:image-count="0" meta:object-count="0" meta:page-count="1" meta:paragraph-count="11" meta:word-count="51" meta:character-count="1711" meta:non-whitespace-character-count="646"/>
  </office:meta>
</office:document-meta>
</file>